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009933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string">
            <text:p>dile (beg)</text:p>
          </table:table-cell>
          <table:table-cell table:style-name="ce4" office:value-type="string">
            <text:p>özür (apology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gazete (newspaper)</text:p>
          </table:table-cell>
          <table:table-cell office:value-type="string">
            <text:p>ses (sound)</text:p>
          </table:table-cell>
          <table:table-cell table:style-name="ce2" office:value-type="string">
            <text:p>oku (read)</text:p>
          </table:table-cell>
          <table:table-cell table:style-name="ce2" office:value-type="string">
            <text:p>iste (want/desire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akale (article)</text:p>
          </table:table-cell>
          <table:table-cell table:style-name="ce4" office:value-type="string">
            <text:p>başlık (headline)</text:p>
          </table:table-cell>
          <table:table-cell table:style-name="ce2" office:value-type="string">
            <text:p>söyle (say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office:value-type="string">
            <text:p>sev (like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string">
            <text:p>yap (do/make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office:value-type="string">
            <text:p>Yardımcı [or yardim?¿]</text:p>
          </table:table-cell>
          <table:table-cell table:style-name="ce2" office:value-type="string">
            <text:p>ol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office:value-type="string">
            <text:p>görü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office:value-type="string">
            <text:p>endişele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2" office:value-type="string">
            <text:p>yürüyüş</text:p>
          </table:table-cell>
          <table:table-cell table:style-name="ce4" office:value-type="string">
            <text:p>xxx’e<text:span text:style-name="T1"> çık</text:span>mak</text:p>
          </table:table-cell>
          <table:table-cell table:style-name="ce3" office:value-type="string">
            <text:p>(balık) tut</text:p>
          </table:table-cell>
          <table:table-cell table:style-name="ce6" office:value-type="string">
            <text:p>git (balik tutmaya gitmek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office:value-type="string">
            <text:p>al</text:p>
          </table:table-cell>
          <table:table-cell table:style-name="ce2" office:value-type="string">
            <text:p>unu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office:value-type="string">
            <text:p>bak (take care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office:value-type="string">
            <text:p>ver</text:p>
          </table:table-cell>
          <table:table-cell table:style-name="ce2" office:value-type="string">
            <text:p>durum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4" office:value-type="string">
            <text:p>sıcaklık <text:s/>(argümanları bilemedim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office:value-type="string">
            <text:p>medya</text:p>
          </table:table-cell>
          <table:table-cell table:style-name="ce2" office:value-type="string">
            <text:p>tartış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5" office:value-type="string">
            <text:p>konu (subject)</text:p>
          </table:table-cell>
          <table:table-cell table:style-name="ce5" office:value-type="string">
            <text:p>bilgi (information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6" office:value-type="string">
            <text:p>bil (know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6" office:value-type="string">
            <text:p>ilgilen (have interest for)</text:p>
          </table:table-cell>
          <table:table-cell table:style-name="ce6" office:value-type="string">
            <text:p>alan (field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6" office:value-type="string">
            <text:p>tahmin_et (predict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6" office:value-type="string">
            <text:p>üzül <text:s/>(grieve)</text:p>
          </table:table-cell>
          <table:table-cell table:style-name="ce9" office:value-type="string">
            <text:p>duy?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6" office:value-type="string">
            <text:p>dinle? (fargumentler eksik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5" office:value-type="string">
            <text:p>haber_v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6" office:value-type="string">
            <text:p>haberl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7" office:value-type="string">
            <text:p>gel (sounds good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6" office:value-type="string">
            <text:p>pla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1" office:value-type="float" office:value="75">
            <text:p>75</text:p>
          </table:table-cell>
          <table:table-cell table:style-name="ce6" office:value-type="string">
            <text:p>zevk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float" office:value="76">
            <text:p>76</text:p>
          </table:table-cell>
          <table:table-cell table:style-name="ce7" office:value-type="string">
            <text:p>zaman</text:p>
          </table:table-cell>
          <table:table-cell table:style-name="ce6" office:value-type="string">
            <text:p>bak (look up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">
            <text:p>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6" office:value-type="string">
            <text:p>git (go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6" office:value-type="string">
            <text:p>al (have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6" office:value-type="string">
            <text:p>tat (taste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style-name="ce8" office:value-type="string">
            <text:p>sevin (be pleased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goz (dort gozle beklemek)</text:p>
          </table:table-cell>
          <table:table-cell table:style-name="ce6" office:value-type="string">
            <text:p>bekle (expect)</text:p>
          </table:table-cell>
          <table:table-cell table:number-columns-repeated="1020"/>
        </table:table-row>
        <table:table-row table:style-name="ro1">
          <table:table-cell office:value-type="string">
            <text:p>allnouns</text:p>
          </table:table-cell>
          <table:table-cell office:value-type="float" office:value="114">
            <text:p>114</text:p>
          </table:table-cell>
          <table:table-cell table:number-columns-repeated="1022"/>
        </table:table-row>
        <table:table-row table:style-name="ro2">
          <table:table-cell office:value-type="string">
            <text:p>allnouns</text:p>
          </table:table-cell>
          <table:table-cell office:value-type="float" office:value="115">
            <text:p>115</text:p>
          </table:table-cell>
          <table:table-cell table:style-name="ce5" office:value-type="string">
            <text:p>hisset</text:p>
          </table:table-cell>
          <table:table-cell table:number-columns-repeated="1021"/>
        </table:table-row>
        <table:table-row table:style-name="ro1">
          <table:table-cell office:value-type="string">
            <text:p>allnouns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19">
            <text:p>119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1">
            <text:p>121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4">
            <text:p>124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7">
            <text:p>127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29">
            <text:p>129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3">
            <text:p>133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4">
            <text:p>134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1">
            <text:p>141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6">
            <text:p>146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7">
            <text:p>147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8">
            <text:p>148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49">
            <text:p>149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2">
            <text:p>152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4">
            <text:p>154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5">
            <text:p>155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6">
            <text:p>156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8">
            <text:p>158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60">
            <text:p>160</text:p>
          </table:table-cell>
          <table:table-cell table:number-columns-repeated="1022"/>
        </table:table-row>
        <table:table-row table:style-name="ro1">
          <table:table-cell office:value-type="string">
            <text:p>allnouns</text:p>
          </table:table-cell>
          <table:table-cell office:value-type="float" office:value="161">
            <text:p>1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3/15/2017</text:date>, <text:time>14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58:38.061763026</meta:creation-date>
    <dc:date>2017-03-15T14:24:37</dc:date>
    <meta:editing-duration>P1DT48M37S</meta:editing-duration>
    <meta:editing-cycles>4</meta:editing-cycles>
    <meta:generator>OpenOffice/4.1.3$Unix OpenOffice.org_project/413m1$Build-9783</meta:generator>
    <dc:creator>Alp Oktem</dc:creator>
    <meta:document-statistic meta:table-count="1" meta:cell-count="397" meta:object-count="0"/>
  </office:meta>
</office:document-meta>
</file>